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pitch="variable"/>
    <style:font-face style:name="Times New Roman" svg:font-family="'Times New Roman'" style:font-pitch="variable"/>
    <style:font-face style:name="Calibri" svg:font-family="Calibri"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center" style:justify-single-word="false"/>
      <style:text-properties style:use-window-font-color="true" style:font-name="Liberation Serif" fo:font-size="12pt" fo:language="it" fo:country="IT" fo:font-weight="bold" fo:background-color="transparent" style:font-name-asian="Calibri1" style:font-size-asian="12pt" style:font-name-complex="Calibri1" style:font-size-complex="12pt"/>
    </style:style>
    <style:style style:name="P2" style:family="paragraph" style:parent-style-name="Standard">
      <style:paragraph-properties fo:margin-top="0in" fo:margin-bottom="0.0992in" loext:contextual-spacing="false" fo:line-height="100%" fo:text-align="justify" style:justify-single-word="false"/>
      <style:text-properties style:use-window-font-color="true" style:font-name="Liberation Serif" fo:font-size="11pt" fo:language="it" fo:country="IT" fo:font-weight="normal" officeooo:paragraph-rsid="00303443" fo:background-color="transparent" style:font-name-asian="Calibri1" style:font-name-complex="Calibri1"/>
    </style:style>
    <style:style style:name="P3" style:family="paragraph" style:parent-style-name="Standard">
      <style:paragraph-properties fo:margin-top="0in" fo:margin-bottom="0.0992in" loext:contextual-spacing="false" fo:line-height="100%" fo:text-align="start" style:justify-single-word="false"/>
      <style:text-properties style:use-window-font-color="true" style:font-name="Liberation Serif" fo:font-size="11pt" fo:language="it" fo:country="IT" fo:font-weight="bold" fo:background-color="transparent" style:font-name-asian="Calibri1" style:font-weight-asian="bold" style:font-name-complex="Calibri1" style:font-weight-complex="bold"/>
    </style:style>
    <style:style style:name="P4" style:family="paragraph" style:parent-style-name="Standard">
      <style:paragraph-properties fo:margin-top="0in" fo:margin-bottom="0.0992in" loext:contextual-spacing="false" fo:line-height="100%" fo:text-align="center" style:justify-single-word="false"/>
      <style:text-properties style:font-name="Liberation Serif" fo:font-size="14pt" fo:font-weight="bold" officeooo:paragraph-rsid="001fb8a3"/>
    </style:style>
    <style:style style:name="P5" style:family="paragraph" style:parent-style-name="Standard">
      <style:paragraph-properties fo:margin-top="0in" fo:margin-bottom="0.0201in" loext:contextual-spacing="false" fo:line-height="100%" fo:text-align="justify" style:justify-single-word="false"/>
      <style:text-properties style:use-window-font-color="true" style:font-name="Liberation Serif" fo:font-size="11pt" fo:language="it" fo:country="IT" fo:font-weight="normal" fo:background-color="transparent" style:font-name-asian="Calibri1" style:font-name-complex="Calibri1"/>
    </style:style>
    <style:style style:name="T1" style:family="text">
      <style:text-properties style:use-window-font-color="true" fo:language="it" fo:country="IT" fo:background-color="transparent" loext:char-shading-value="0" style:font-name-asian="Calibri1" style:font-size-asian="14pt" style:font-weight-asian="bold" style:font-name-complex="Calibri1" style:font-size-complex="14pt" style:font-weight-complex="bold"/>
    </style:style>
    <style:style style:name="T2" style:family="text">
      <style:text-properties style:use-window-font-color="true" fo:language="it" fo:country="IT" officeooo:rsid="001e4538" fo:background-color="transparent" loext:char-shading-value="0" style:font-name-asian="Calibri1" style:font-size-asian="14pt" style:font-weight-asian="bold" style:font-name-complex="Calibri1" style:font-size-complex="14pt" style:font-weight-complex="bold"/>
    </style:style>
    <style:style style:name="T3" style:family="text">
      <style:text-properties fo:color="#000000"/>
    </style:style>
    <style:style style:name="T4" style:family="text">
      <style:text-properties fo:color="#000000" officeooo:rsid="002bf347"/>
    </style:style>
    <style:style style:name="T5" style:family="text">
      <style:text-properties fo:color="#000000" officeooo:rsid="001c3aa4"/>
    </style:style>
    <style:style style:name="T6" style:family="text">
      <style:text-properties fo:color="#000000" officeooo:rsid="0037cd25"/>
    </style:style>
    <style:style style:name="T7" style:family="text">
      <style:text-properties fo:color="#000000" officeooo:rsid="0039252b"/>
    </style:style>
    <style:style style:name="T8" style:family="text">
      <style:text-properties fo:color="#000000" officeooo:rsid="003a576f"/>
    </style:style>
    <style:style style:name="T9" style:family="text">
      <style:text-properties fo:color="#000000" officeooo:rsid="003ab1a6"/>
    </style:style>
    <style:style style:name="T10" style:family="text">
      <style:text-properties fo:color="#000000" officeooo:rsid="003d82d7"/>
    </style:style>
    <style:style style:name="T11" style:family="text">
      <style:text-properties fo:color="#000000" officeooo:rsid="003f52e0"/>
    </style:style>
    <style:style style:name="T12" style:family="text">
      <style:text-properties style:font-size-asian="14pt" style:font-weight-asian="bold" style:font-size-complex="14pt" style:font-weight-complex="bold"/>
    </style:style>
    <style:style style:name="T13" style:family="text">
      <style:text-properties officeooo:rsid="00236497"/>
    </style:style>
    <style:style style:name="T14" style:family="text">
      <style:text-properties officeooo:rsid="00252588"/>
    </style:style>
    <style:style style:name="T15" style:family="text">
      <style:text-properties officeooo:rsid="00273ba2"/>
    </style:style>
    <style:style style:name="T16" style:family="text">
      <style:text-properties officeooo:rsid="00273fed"/>
    </style:style>
    <style:style style:name="T17" style:family="text">
      <style:text-properties officeooo:rsid="0016f81c"/>
    </style:style>
    <style:style style:name="T18" style:family="text">
      <style:text-properties officeooo:rsid="00332521"/>
    </style:style>
    <style:style style:name="T19" style:family="text">
      <style:text-properties officeooo:rsid="0034942a"/>
    </style:style>
    <style:style style:name="T20" style:family="text">
      <style:text-properties officeooo:rsid="0043cb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drea Ierardi 20018785<text:span text:style-name="T20">@studenti.uniupo.it</text:span></text:p>
      <text:p text:style-name="P3">Edoardo Favorido 20018971<text:span text:style-name="T20">@studenti.uniupo.it</text:span></text:p>
      <text:p text:style-name="P4"><text:span text:style-name="T1">Progetto di Programmazione ad Oggetti</text:span></text:p>
      <text:p text:style-name="P4"><text:span text:style-name="T12">Proposta 1. Gestione di una bacheca di annunci (compro/vendo)</text:span></text:p>
      <text:p text:style-name="P4"><text:span text:style-name="T12"/></text:p>
      <text:p text:style-name="P1">Introduzione</text:p>
      <text:p text:style-name="P5">Per questo progetto abbiamo deciso di svolgere la prima delle soluzioni proposte: la creazione di una bacheca. In particolare, la bacheca creata deve offrire la possibilità di aggiungere, cercare, eliminare annunci, memorizzandoli all'interno di un file di testo accessibile e modificabile attraverso un text<text:span text:style-name="T14">-</text:span>editor (vim, gedit, ecc). Inoltre la bacheca deve poter registrare nuovi utenti, dare la possibilità di rimuoverli e inoltre richiedere l'autenticazione per l’accesso in bacheca. Un annuncio ha bisogno di un nome dell'oggetto, l’utente che ha inserito l'annuncio, la <text:span text:style-name="T13">quantità</text:span>, il prezzo, un id che identifica l'annuncio, un carattere che identifica il tipo dell'annuncio(compro o vendo) e infine le parole chiave.</text:p>
      <text:p text:style-name="P5"/>
      <text:p text:style-name="P1">Implementazione delle classi</text:p>
      <text:p text:style-name="P2">La necessità di un utente ci ha portati subito alla creazione di una classe Utente. Un oggetto di tipo Utente(String, String) è caratterizzato da due stringhe, di cui la prima identifica il nome dell'utente e la seconda la email dell'utente. Inoltre dato che la email deve rispettare dei canoni precisi abbiamo creato un metodo privato checkEmail che abbiamo poi richiamato nel costruttore della classe Utente. La funzione checkEmail si accerta che la email rispecchi le regole di creazione di un'email e se tali regole non sono rispettate viene lanciata un'eccezione di tipo FormatException. <text:span text:style-name="T17">Come per l’email anche il nome utente ha bisogno di una funzione che controlli il formato del nome. Il metodo che effettua questo controllo è il metodo checkNome il quale lancia un’eccezione di tipo FormatException nel caso in cui venga inserita una stringa in un formato non valido. </text:span></text:p>
      <text:p text:style-name="P2">Abbiamo successivamente creato una classe Utenti per effettuare le operazioni di aggiunta, rimozione e verifica utente. Per effettuare tali operazioni abbiamo inserito un campo ArrayList di utenti privato e statico. La funzione di aggiunta di un utente lancia un’eccezione se si cerca di aggiungerne uno già registrato nella bacheca. Anche la rimozione lancia un'eccezione se si cerca di cancellar<text:span text:style-name="T18">e un utente</text:span> che non è registrato. Le eccezioni, come per la classe Utente, vengono lanciate richiamando la classe FormatException ovviamente con messaggi diversi a seconda della funzione in cui viene richiamata l'eccezione. </text:p>
      <text:p text:style-name="P2">Abbiamo creato poi una classe per identificare un oggetto di tipo Annunci, formato da: <text:span text:style-name="T19">un</text:span> carattere che identifica il tipo dell'annuncio(compro o vendo), <text:span text:style-name="T19">un</text:span> nome dell'oggetto, <text:span text:style-name="T19">un </text:span>utente che ha inserito l'annuncio, <text:span text:style-name="T19">una </text:span>quantità, <text:span text:style-name="T19">un</text:span> prezzo, <text:span text:style-name="T19">un </text:span>id che identifica l'annuncio e infine un ArrayList di parole chiave. Si è pensato di modellare il carattere che identifica il tipo dell'annuncio <text:span text:style-name="T19">in modo tale da non dover </text:span>creare due <text:span text:style-name="T19">nuove sotto-</text:span>classi (vendo,compro), per mantenere un certo grado di flessibilità nell’inserimento dei dati. Così abbiamo effettuato un controllo nell'inserimento del carattere tramite la funzione checkType la quale lancia un'eccezione di tipo FormatException con il suo relativo messaggio se il carattere inserito è diverso da 'C' o 'V'. Questa scelta ha senz’altro semplificato la gestione degli annunci, in particolare abbiamo dovuto implementare meno metodi. <text:span text:style-name="T3">Inoltre abbiamo inserito il controllo su</text:span><text:span text:style-name="T6">gli </text:span><text:span text:style-name="T3">id degli annunci attraverso la funzione checkID, la quale lancia un'eccezione, di tipo FormatException con il suo relativo messaggio <text:s/>se viene inserito un id negativo. </text:span></text:p>
      <text:p text:style-name="P2"><text:span text:style-name="T3">La classe Bacheca è sicuramente la più interessante. Nel nostro caso la bacheca contiene un ArrayList&lt;String&gt;, nel quale vengono definite a priori le parole chiave della bacheca e un campo di tipo final che identifica la dimensione massima della bacheca. Quando si vuole inserire un nuovo annuncio, bisogna accertarsi che le parole chiave dell'annuncio siano contenute nell'ArrayList, che il nome </text:span><text:span text:style-name="T4">u</text:span><text:span text:style-name="T3">tente inserito nell'annuncio sia già presente nella lista di utenti, che l'id dell'annuncio inserito non sia già presente nella lista di annunci e che con l'aggiunta di questo annuncio non si superi la dimensione massima della bacheca. Per tutti questi casi viene lanciata un'eccezione di tipo FormatException con i relativi messaggi se non vengono rispettate le condizioni sopra elencate. Un'eccezione dello stesso tipo viene lanciata nel metodo di rimozione dell'annuncio nel caso in cui si cerc</text:span><text:span text:style-name="T7">hi</text:span><text:span text:style-name="T3"> di eliminare un annuncio che non è presente in bacheca. Per </text:span><text:soft-page-break/><text:span text:style-name="T3">accedere e tenere salvati gli annunci è necessario poterli salvare su un file di testo, modificabile con un semplice text</text:span><text:span text:style-name="T8">-</text:span><text:span text:style-name="T3">editor. A questo proposito abbiamo deciso di implementare due metodi all’interno della classe Bacheca, uno che salvasse su un file</text:span><text:span text:style-name="T9">( </text:span><text:span text:style-name="T3">il cui nome è dato come parametro</text:span><text:span text:style-name="T9">) </text:span><text:span text:style-name="T3">il contenuto della bacheca, e l’altro che importasse da un file di testo gli annunci </text:span><text:span text:style-name="T10">scritti </text:span><text:span text:style-name="T11">all’interno</text:span><text:span text:style-name="T3">. Il metodo scriviBacheca() è sicuramente il più semplice tra i due, dato che prende semplicemente il nome di un file e salva al suo interno gli annunci della bacheca convertiti in stringa dal metodo elencoAnnunci(). Per quanto riguarda il metodo leggiBacheca(), il meccanismo di gestione è leggermente più complesso. Dovendo caricare da un file di testo gli annunci, è necessario che tutti gli annunci seguano la sintassi definita dal metodo elencoAnnunci(), in modo da poter convertire le stringhe che compongono il file estraendo il contenuto che ci serve per ricostruire l'annuncio. La conversione del file è eseguita riga per riga in quanto ad ogni riga corrisponde un annuncio. </text:span><text:span text:style-name="T5">Dopo che un annuncio viene correttamente ricostruito, viene aggiunto all’ArrayList&lt;Annunci&gt; annun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pitch="variable"/>
    <style:font-face style:name="Times New Roman" svg:font-family="'Times New Roman'" style:font-pitch="variable"/>
    <style:font-face style:name="Calibri" svg:font-family="Calibri"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it" fo:country="IT" style:font-name-asian="Tahoma"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it" fo:country="IT" style:font-name-asian="Tahoma"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8T15:01:37.035755054</dc:date>
    <meta:editing-duration>PT44M7S</meta:editing-duration>
    <meta:editing-cycles>28</meta:editing-cycles>
    <meta:generator>LibreOffice/5.2.7.2$Linux_X86_64 LibreOffice_project/20$Build-2</meta:generator>
    <meta:document-statistic meta:table-count="0" meta:image-count="0" meta:object-count="0" meta:page-count="2" meta:paragraph-count="11" meta:word-count="851" meta:character-count="5676" meta:non-whitespace-character-count="4832"/>
  </office:meta>
</office:document-meta>
</file>